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48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draw:fit-to-size="false" style:shrink-to-fit="false" fo:min-height="8.884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3.003cm"/>
    </style:style>
    <style:style style:name="pr8" style:family="presentation" style:parent-style-name="Default-title">
      <style:graphic-properties fo:min-height="6.945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000000" style:font-name="lucidatypewriter" fo:font-size="28pt" style:font-name-asian="lucidatypewriter" style:font-size-asian="28pt" style:font-name-complex="lucidatypewriter" style:font-size-complex="28pt"/>
    </style:style>
    <style:style style:name="P4" style:family="paragraph">
      <style:paragraph-properties style:text-autospace="none"/>
      <style:text-properties fo:color="#000000" style:font-name="lucidatypewriter" fo:font-size="18pt" style:font-name-asian="lucidatypewriter" style:font-size-asian="18pt" style:font-name-complex="lucidatypewriter" style:font-size-complex="18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color="#ed1c24"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8" style:family="paragraph">
      <loext:graphic-properties draw:fill="none"/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lucidatypewriter" fo:font-size="28pt" style:font-name-asian="lucidatypewriter" style:font-size-asian="28pt" style:font-name-complex="lucidatypewriter" style:font-size-complex="28pt"/>
    </style:style>
    <style:style style:name="T6" style:family="text">
      <style:text-properties fo:color="#0000ff" style:font-name="lucidatypewriter" fo:font-size="28pt" style:font-name-asian="lucidatypewriter" style:font-size-asian="28pt" style:font-name-complex="lucidatypewriter" style:font-size-complex="2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ucidatypewriter" fo:font-size="18pt" fo:font-style="normal" fo:text-shadow="none" style:text-underline-style="none" fo:font-weight="normal" style:letter-kerning="true" fo:background-color="transparent" style:font-name-asian="lucidatypewriter" style:font-size-asian="18pt" style:font-style-asian="normal" style:font-weight-asian="normal" style:font-name-complex="lucidatypewriter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ucidatypewriter" fo:font-size="28pt" fo:font-style="normal" fo:text-shadow="none" style:text-underline-style="none" fo:font-weight="normal" style:letter-kerning="true" fo:background-color="transparent" style:font-name-asian="lucidatypewriter" style:font-size-asian="28pt" style:font-style-asian="normal" style:font-weight-asian="normal" style:font-name-complex="lucidatypewriter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d1c24" fo:font-size="54pt" fo:font-weight="bold" style:font-size-asian="54pt" style:font-weight-asian="bold" style:font-size-complex="54pt" style:font-weight-complex="bold"/>
    </style:style>
    <style:style style:name="T13" style:family="text">
      <style:text-properties fo:color="#ed1c24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4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Параллельная реализация итерационного метода решения СЛАУ<text:line-break/>на основе OpenM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Важные предварительные замеча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Лаба № 2 выполняется в двух вариантах: распараллеливание всего кода сразу, и по отдельным циклам</text:p>
              </text:list-item>
              <text:list-item>
                <text:p>Основное отличие от лабы № 1</text:p>
                <text:list>
                  <text:list-item>
                    <text:p>Распараллеливание на общей памяти</text:p>
                  </text:list-item>
                  <text:list-item>
                    <text:p>В MPI <text:span text:style-name="T1">процессы</text:span>, в OpenMP – <text:span text:style-name="T2">потоки </text:span><text:span text:style-name="T2"><text:line-break/></text:span><text:span text:style-name="T3">(не путать!!! в №5 будет и то, и другое)</text:span></text:p>
                  </text:list-item>
                </text:list>
              </text:list-item>
              <text:list-item>
                <text:p><text:span text:style-name="T4">В связи с дистанционным обучение требования меняются: теперь, пожалуйста, высылайте и тексты программ тож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71cm" svg:y="-0.762cm" presentation:class="title" presentation:user-transformed="true">
          <draw:text-box>
            <text:p>Реализация метода Якоби (1 шаг)</text:p>
          </draw:text-box>
        </draw:frame>
        <draw:frame presentation:style-name="pr5" draw:text-style-name="P3" draw:layer="layout" svg:width="19.05cm" svg:height="11.519cm" svg:x="6.096cm" svg:y="1.435cm" presentation:class="outline" presentation:user-transformed="true">
          <draw:text-box>
            <text:p text:style-name="P2"><text:span text:style-name="T5"><text:s text:c="2"/></text:span><text:span text:style-name="T6">for</text:span><text:span text:style-name="T5"> i = 1 : n</text:span></text:p>
            <text:p text:style-name="P2"><text:span text:style-name="T5"><text:s text:c="4"/></text:span><text:span text:style-name="T5">x_new(i) = b(i);</text:span></text:p>
            <text:p text:style-name="P2"><text:span text:style-name="T5"><text:s text:c="4"/></text:span><text:span text:style-name="T6">for</text:span><text:span text:style-name="T5"> j = 1 : n</text:span></text:p>
            <text:p text:style-name="P2"><text:span text:style-name="T5"><text:s text:c="6"/></text:span><text:span text:style-name="T6">if</text:span><text:span text:style-name="T5"> ( j ~= i )</text:span></text:p>
            <text:p text:style-name="P2"><text:span text:style-name="T5"><text:s text:c="8"/></text:span><text:span text:style-name="T5">x_new(i) = x_new(i) - a(i,j) * x(j);</text:span></text:p>
            <text:p text:style-name="P2"><text:span text:style-name="T5"><text:s text:c="6"/></text:span><text:span text:style-name="T6">end</text:span></text:p>
            <text:p text:style-name="P2"><text:span text:style-name="T5"><text:s text:c="4"/></text:span><text:span text:style-name="T6">end</text:span></text:p>
            <text:p text:style-name="P2"><text:span text:style-name="T5"><text:s text:c="4"/></text:span><text:span text:style-name="T5">x_new(i) = x_new(i) /a(i,i);</text:span></text:p>
            <text:p text:style-name="P2"><text:span text:style-name="T5"><text:s text:c="2"/></text:span><text:span text:style-name="T6">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ычисление невязки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2"><text:span text:style-name="T7"><text:s/></text:span><text:span text:style-name="T8">eps = abs(x_new - x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5" draw:layer="layout" svg:width="28.254cm" svg:height="3.473cm" svg:x="-0.254cm" svg:y="-1.019cm" presentation:class="title" presentation:user-transformed="true">
          <draw:text-box>
            <text:p text:style-name="P5"><text:span text:style-name="T9">Необходимо проверить, как и в лабе № 1</text:span></text:p>
          </draw:text-box>
        </draw:frame>
        <draw:frame presentation:style-name="pr4" draw:layer="layout" svg:width="26.67cm" svg:height="13.198cm" svg:x="0.762cm" svg:y="1.788cm" presentation:class="outline" presentation:user-transformed="true">
          <draw:text-box>
            <text:list text:style-name="L2">
              <text:list-item>
                <text:p><text:span text:style-name="T2">Сходимость и правильность решения</text:span> для произвольной размерности матрицы</text:p>
              </text:list-item>
              <text:list-item>
                <text:p>И для любого вида матрицы с выраженным диагональным преобладанием (диагональный элемент любой строки по модулю больше суммы недиагональных)</text:p>
              </text:list-item>
              <text:list-item>
                <text:p>Для проверки задаем решение в виде вектора из 1<text:line-break/>и вычисляем для этого решения правую часть</text:p>
              </text:list-item>
              <text:list-item>
                <text:p>Матрицу задаем в виде диагональной малой размерности (3х3, 5х5) и постепенно увеличиваем плотность заполнения. Размерность увеличиваем до 1000 или 10000, пока время счета не достигнет 5-10 минут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003cm" svg:x="1.4cm" svg:y="0.441cm" presentation:class="title" presentation:user-transformed="true">
          <draw:text-box>
            <text:p>Измерение времени<text:line-break/><text:span text:style-name="T10">Два вызова функции gettimeofday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sys/time.h&gt;<text:line-break/>struct timeval tv1,tv2;</text:p>
                <text:p><text:span text:style-name="T2">gettimeofday(&amp;tv1,NULL);</text:span><text:line-break/>DoSomeThing();</text:p>
                <text:p><text:span text:style-name="T2">gettimeofday(&amp;tv2,NULL);</text:span></text:p>
              </text:list-item>
              <text:list-item>
                <text:p><text:span text:style-name="T11">double dt_sec <text:s text:c="2"/>= (tv2.tv_sec – tv1.tv_sec);</text:span><text:span text:style-name="T11"><text:line-break/></text:span><text:span text:style-name="T11">d</text:span>ouble dt_usec = (tv2.tv_usec – tv1.tv_usec);<text:line-break/>dt = dt_sec + 1e-6*dt_usec;<text:line-break/>printf(“time diff %e \n”,dt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12">Параллельная реализация алгоритма начинается с правильно работающей </text:span><text:span text:style-name="T13">последовательной</text:span><text:span text:style-name="T12"> программы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8.194cm" svg:height="6.945cm" svg:x="0cm" svg:y="-0.762cm" presentation:class="title" presentation:user-transformed="true">
          <draw:text-box>
            <text:p>Перед тем, как переходить к распараллеливанию, зафиксируйте (для малой размерности, e.g. 3х3)</text:p>
          </draw:text-box>
        </draw:frame>
        <draw:frame presentation:style-name="pr4" draw:layer="layout" svg:width="25.199cm" svg:height="9.134cm" svg:x="1.4cm" svg:y="6.36cm" presentation:class="outline" presentation:user-transformed="true">
          <draw:text-box>
            <text:list text:style-name="L2">
              <text:list-item>
                <text:p>Ход сходимости (перенаправлением вывода в файл):<text:line-break/>&lt;Номер итерации&gt; &lt;значение невязки&gt;</text:p>
              </text:list-item>
              <text:list-item>
                <text:p>Решение, которое получается в итоге (не желаемый вектор из всех единиц, а именно то, что получается)</text:p>
              </text:list-item>
              <text:list-item>
                <text:p>Параллельный алгоритм <text:line-break/><text:span text:style-name="T3">должен выдать то же само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Распараллеливан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Распределение итераций циклов между потоками с помощью #<text:span text:style-name="T2">pragma omp parallel for</text:span></text:p>
              </text:list-item>
            </text:list>
            <text:list text:style-name="L3">
              <text:list-item>
                <text:p>Невязка вычисляется всеми потоками по тем итерациям, которые они выполняют, поэтому нужно вычислить единое для всех значение<text:line-break/>c помощью </text:p>
                <text:list>
                  <text:list-item>
                    <text:p><text:span text:style-name="T2">omp reduction</text:span>(+,r) – сложение переменной по всем потокам</text:p>
                  </text:list-item>
                  <text:list-item>
                    <text:p>omp reduction(max,r) – вычисление максимального по всем потокам значения переменной</text:p>
                  </text:list-item>
                </text:list>
              </text:list-item>
              <text:list-item>
                <text:p>Существует возможность оптимизации распределения итераций цикла между потоками с помощью директивы <text:span text:style-name="T2">omp schedu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nMP schedule static</text:p>
          </draw:text-box>
        </draw:frame>
        <draw:frame draw:style-name="gr2" draw:text-style-name="P8" draw:layer="layout" svg:width="23.701cm" svg:height="8.171cm" svg:x="3.477cm" svg:y="3.556cm">
          <draw:text-box>
            <text:p text:style-name="P7"><text:span text:style-name="T14">static – блочно-циклическое распределение итераций цикла; размер блока – chunk. Первый блок из chunk итераций выполняет нулевая нить, второй блок — следующая и т.д. до последней нити, затем распределение снова начинается с нулевой нити. Если значение chunk не указано, то всё множество итераций делится на непрерывные куски примерно одинакового размера (конкретный способ зависит от реали зации), и полученные порции итераций распределяются между нитями:</text:span><text:span text:style-name="T14"><text:line-break/></text:span><text:span text:style-name="T14"><text:line-break/></text:span><text:span text:style-name="T14">#pragma omp for schedule (static, 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nMP schedule dynami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 text:c="4"/>динамическое распределение итераций с фиксированным</text:p>
              </text:list-item>
              <text:list-item>
                <text:p><text:s text:c="4"/>размером блока: сначала каждая нить получает chunk итераций (по</text:p>
              </text:list-item>
              <text:list-item>
                <text:p><text:s text:c="4"/>умолчанию chunk=1), та нить, которая заканчивает выполнение своей</text:p>
              </text:list-item>
              <text:list-item>
                <text:p><text:s text:c="4"/>порции итераций, получает первую свободную порцию из chunk ите-</text:p>
              </text:list-item>
              <text:list-item>
                <text:p><text:s text:c="4"/>раций. Освободившиеся нити получают новые порции итераций до тех</text:p>
              </text:list-item>
              <text:list-item>
                <text:p><text:s text:c="4"/>пор, пока все порции не будут исчерпаны. Последняя порция может</text:p>
              </text:list-item>
              <text:list-item>
                <text:p><text:s text:c="4"/>содержать меньше итераций, чем все остальные.</text:p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mp for schedule (dynamic, 10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nMP schedule guide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 text:c="4"/>динамическое распределение итераций, при котором размер</text:p>
            <text:p><text:s text:c="4"/>порции уменьшается с некоторого начального значения до величины</text:p>
            <text:p><text:s text:c="4"/>chunk (по умолчанию chunk=1) пропорционально количеству ещё не</text:p>
            <text:p><text:s text:c="4"/>распределённых итераций, делённому на количество нитей, выпол-</text:p>
            <text:p><text:s text:c="4"/>няющих цикл. Размер первоначально выделяемого блока зависит от</text:p>
            <text:p><text:s text:c="4"/>реализации. В ряде случаев такое распределение позволяет <text:s/><text:line-break/> <text:s text:c="3"/>аккуратнее разделить работу и сбалансировать загрузку нитей. </text:p>
            <text:p><text:s text:c="4"/>Количество итераций в последней порции может оказаться меньше значения chunk.</text:p>
            <text:list text:style-name="L2"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22cm" svg:height="1.195cm" svg:x="13.716cm" svg:y="14.224cm">
          <draw:text-box>
            <text:p><text:span text:style-name="T15">omp for schedule (guieded, 1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ние по omp sche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Выберите один из циклов for в вашей программе (желательно самый затратный)</text:p>
              </text:list-item>
              <text:list-item>
                <text:p>Проведите несколько запусков программы с разными значениями chunk</text:p>
                <text:list>
                  <text:list-item>
                    <text:p>По 3 значения chunk для каждого из вариантов: static, dynamic, guided</text:p>
                  </text:list-item>
                  <text:list-item>
                    <text:p>Эти три значения chunk должны быть</text:p>
                    <text:list>
                      <text:list-item>
                        <text:list>
                          <text:list-item>
                            <text:p>Заметно (напр. в 10 раз )меньше числа итераций в цикле</text:p>
                          </text:list-item>
                          <text:list-item>
                            <text:p>Одинаковыми для всех параметров директивы schedule ( для static, и для dynamic, и для guided)</text:p>
                          </text:list-item>
                        </text:list>
                      </text:list-item>
                    </text:list>
                  </text:list-item>
                  <text:list-item>
                    <text:p>Измеряйте только время работы этого цикла (влияние на время счета программы в целом может быть незначительным)</text:p>
                  </text:list-item>
                  <text:list-item>
                    <text:p>По результатам нарисуйте диаграмму в Excel (или OpenOffice Calc или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Два варианта распараллеливания в лабе №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распараллеливание всего кода сразу, </text:p>
              </text:list-item>
              <text:list-item>
                <text:p>по отдельным цикла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ариант 1</text:p>
          </draw:text-box>
        </draw:frame>
        <draw:frame presentation:style-name="pr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# pragma omp parallel private ( i )</text:span></text:p>
              </text:list-item>
              <text:list-item>
                <text:p><text:s text:c="2"/>{</text:p>
              </text:list-item>
              <text:list-item>
                <text:p>/*</text:p>
              </text:list-item>
              <text:list-item>
                <text:p><text:s text:c="2"/>Set up the right hand side.</text:p>
              </text:list-item>
              <text:list-item>
                <text:p>*/</text:p>
              </text:list-item>
              <text:list-item>
                <text:p># <text:span text:style-name="T2">pragma omp for</text:span></text:p>
              </text:list-item>
              <text:list-item>
                <text:p><text:s text:c="4"/>for ( i = 0; i &lt; n; i++ )</text:p>
              </text:list-item>
              <text:list-item>
                <text:p><text:s text:c="4"/>{</text:p>
              </text:list-item>
              <text:list-item>
                <text:p><text:s text:c="6"/>b[i] = 0.0;</text:p>
              </text:list-item>
              <text:list-item>
                <text:p><text:s text:c="4"/>}</text:p>
              </text:list-item>
              <text:list-item>
                <text:p/>
              </text:list-item>
              <text:list-item>
                <text:p><text:s text:c="4"/>b[n-1] = ( double ) ( n + 1 );<text:line-break/><text:line-break/><text:line-break/>…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ариант 2</text:p>
          </draw:text-box>
        </draw:frame>
        <draw:frame presentation:style-name="pr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/>{</text:p>
              </text:list-item>
              <text:list-item>
                <text:p>/*</text:p>
              </text:list-item>
              <text:list-item>
                <text:p><text:s text:c="2"/>Set up the right hand side.</text:p>
              </text:list-item>
              <text:list-item>
                <text:p>*/</text:p>
              </text:list-item>
              <text:list-item>
                <text:p># <text:span text:style-name="T2">pragma omp parallel for</text:span></text:p>
              </text:list-item>
              <text:list-item>
                <text:p><text:s text:c="4"/>for ( i = 0; i &lt; n; i++ )</text:p>
              </text:list-item>
              <text:list-item>
                <text:p><text:s text:c="4"/>{</text:p>
              </text:list-item>
              <text:list-item>
                <text:p><text:s text:c="6"/>b[i] = 0.0;</text:p>
              </text:list-item>
              <text:list-item>
                <text:p><text:s text:c="4"/>}</text:p>
              </text:list-item>
              <text:list-item>
                <text:p/>
              </text:list-item>
              <text:list-item>
                <text:p><text:s text:c="4"/>b[n-1] = ( double ) ( n + 1 );<text:line-break/><text:line-break/><text:line-break/>…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оличество OpenMP-потоков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t_omp_num_threads(n)</text:p>
              </text:list-item>
              <text:list-item>
                <text:p>#pragma opm parallel for num_threads(n)</text:p>
              </text:list-item>
              <text:list-item>
                <text:p>Через переменную окруж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22:39:57.479251200</meta:creation-date>
    <dc:date>2020-03-27T12:45:31.739960581</dc:date>
    <meta:editing-duration>PT14M2S</meta:editing-duration>
    <meta:editing-cycles>8</meta:editing-cycles>
    <meta:generator>LibreOffice/6.0.7.3$Linux_X86_64 LibreOffice_project/00m0$Build-3</meta:generator>
    <meta:document-statistic meta:object-count="89"/>
  </office:meta>
</office:document-meta>
</file>